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0">
      <style:paragraph-properties fo:margin-left="1cm" fo:margin-top="0cm" fo:margin-bottom="0cm" style:contextual-spacing="true" fo:text-align="justify" style:justify-single-word="false" fo:text-indent="-0.635cm" style:auto-text-indent="false"/>
      <style:text-properties officeooo:paragraph-rsid="00150a19"/>
    </style:style>
    <style:style style:name="P2" style:family="paragraph" style:parent-style-name="List_20_Paragraph" style:list-style-name="WWNum11">
      <style:paragraph-properties fo:margin-left="1cm" fo:margin-top="0cm" fo:margin-bottom="0cm" style:contextual-spacing="true" fo:text-align="justify" style:justify-single-word="false" fo:text-indent="-0.635cm" style:auto-text-indent="false"/>
      <style:text-properties officeooo:paragraph-rsid="00150a19"/>
    </style:style>
    <style:style style:name="P3" style:family="paragraph" style:parent-style-name="List_20_Paragraph">
      <style:paragraph-properties fo:margin-left="3.768cm" fo:margin-top="0cm" fo:margin-bottom="0cm" style:contextual-spacing="true" fo:text-align="justify" style:justify-single-word="false"/>
      <style:text-properties style:font-name="Liberation Sans" officeooo:paragraph-rsid="00150a19" style:font-name-complex="Liberation Sans1" style:font-size-complex="12pt"/>
    </style:style>
    <style:style style:name="P4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officeooo:paragraph-rsid="00150a19"/>
    </style:style>
    <style:style style:name="P5" style:family="paragraph" style:parent-style-name="List_20_Paragraph" style:list-style-name="WWNum8">
      <style:paragraph-properties fo:margin-left="1.251cm" fo:margin-top="0cm" fo:margin-bottom="0cm" style:contextual-spacing="true" fo:line-height="150%" fo:text-align="justify" style:justify-single-word="false" fo:text-indent="-0.635cm" style:auto-text-indent="false"/>
      <style:text-properties officeooo:paragraph-rsid="00150a19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officeooo:paragraph-rsid="00150a19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0a19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0a1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50a19"/>
    </style:style>
    <style:style style:name="P10" style:family="paragraph" style:parent-style-name="Standard">
      <style:paragraph-properties fo:margin-top="0cm" fo:margin-bottom="0cm" style:contextual-spacing="false" fo:line-height="100%" fo:text-indent="1.249cm" style:auto-text-indent="false"/>
      <style:text-properties officeooo:paragraph-rsid="00150a19"/>
    </style:style>
    <style:style style:name="P11" style:family="paragraph" style:parent-style-name="Standard">
      <style:paragraph-properties fo:margin-left="3.747cm" fo:margin-top="0cm" fo:margin-bottom="0cm" style:contextual-spacing="false" fo:line-height="100%" fo:text-indent="1.249cm" style:auto-text-indent="false"/>
      <style:text-properties officeooo:paragraph-rsid="00150a19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ans" fo:font-size="12pt" officeooo:paragraph-rsid="00150a19" style:font-size-asian="12pt" style:font-name-complex="Liberation Sans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Liberation Sans" fo:font-size="12pt" officeooo:paragraph-rsid="00150a19" style:font-size-asian="12pt" style:font-name-complex="Liberation Sans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weight="bold" officeooo:paragraph-rsid="00150a19" style:font-size-asian="12pt" style:font-weight-asian="bold" style:font-name-complex="Liberation Sans1" style:font-size-complex="12pt" style:font-weight-complex="bold"/>
    </style:style>
    <style:style style:name="P15" style:family="paragraph" style:parent-style-name="Standard">
      <style:paragraph-properties fo:margin-top="0cm" fo:margin-bottom="0.282cm" style:contextual-spacing="true">
        <style:tab-stops>
          <style:tab-stop style:position="1cm"/>
        </style:tab-stops>
      </style:paragraph-properties>
      <style:text-properties officeooo:paragraph-rsid="00150a19"/>
    </style:style>
    <style:style style:name="P16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style:font-name="Liberation Sans" fo:font-size="12pt" officeooo:paragraph-rsid="00150a19" style:font-size-asian="12pt" style:font-name-complex="Liberation Sans1" style:font-size-complex="12pt"/>
    </style:style>
    <style:style style:name="P17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officeooo:paragraph-rsid="00150a19"/>
    </style:style>
    <style:style style:name="P18" style:family="paragraph" style:parent-style-name="Основной_20_текст_20__28_7_29_">
      <loext:graphic-properties draw:fill="none" draw:fill-color="#ffffff"/>
      <style:paragraph-properties fo:margin-left="0.318cm" fo:margin-top="0cm" fo:margin-bottom="0cm" style:contextual-spacing="false" fo:line-height="100%" fo:text-align="center" style:justify-single-word="false" fo:background-color="transparent"/>
      <style:text-properties officeooo:paragraph-rsid="00150a19"/>
    </style:style>
    <style:style style:name="T1" style:family="text">
      <style:text-properties style:font-name="Liberation Sans" fo:font-size="12pt" style:font-size-asian="12pt" style:font-name-complex="Liberation Sans1" style:font-size-complex="12pt"/>
    </style:style>
    <style:style style:name="T2" style:family="text">
      <style:text-properties style:font-name="Liberation Sans" fo:font-size="12pt" officeooo:rsid="00150a19" style:font-size-asian="12pt" style:font-name-complex="Liberation Sans1" style:font-size-complex="12pt"/>
    </style:style>
    <style:style style:name="T3" style:family="text">
      <style:text-properties style:font-name="Liberation Sans" fo:font-size="12pt" fo:font-style="italic" style:font-size-asian="12pt" style:font-style-asian="italic" style:font-name-complex="Liberation Sans1" style:font-size-complex="12pt" style:font-style-complex="italic"/>
    </style:style>
    <style:style style:name="T4" style:family="text">
      <style:text-properties style:font-name="Liberation Sans" fo:font-size="12pt" style:text-underline-style="solid" style:text-underline-width="auto" style:text-underline-color="font-color" style:font-size-asian="12pt" style:font-name-complex="Liberation Sans1" style:font-size-complex="12pt"/>
    </style:style>
    <style:style style:name="T5" style:family="text">
      <style:text-properties style:font-name="Liberation Sans" fo:font-size="12pt" style:text-underline-style="solid" style:text-underline-width="auto" style:text-underline-color="font-color" officeooo:rsid="00150a19" style:font-size-asian="12pt" style:font-name-complex="Liberation Sans1" style:font-size-complex="12pt"/>
    </style:style>
    <style:style style:name="T6" style:family="text">
      <style:text-properties style:font-name="Liberation Sans" fo:font-size="12pt" fo:font-weight="bold" style:font-size-asian="12pt" style:font-weight-asian="bold" style:font-name-complex="Liberation Sans1" style:font-size-complex="12pt" style:font-weight-complex="bold"/>
    </style:style>
    <style:style style:name="T7" style:family="text">
      <style:text-properties style:font-name="Liberation Sans" style:font-name-complex="Liberation Sans1" style:font-size-complex="12pt"/>
    </style:style>
    <style:style style:name="T8" style:family="text">
      <style:text-properties style:font-name="Liberation Sans" fo:language="en" fo:country="US" style:font-name-complex="Liberation Sans1" style:font-size-complex="12pt"/>
    </style:style>
    <style:style style:name="T9" style:family="text">
      <style:text-properties style:font-name="Liberation Sans" style:font-name-asian="Times New Roman1" style:language-asian="ru" style:country-asian="RU" style:font-name-complex="Liberation Sans1" style:font-size-complex="12pt"/>
    </style:style>
    <style:style style:name="T10" style:family="text">
      <style:text-properties style:text-position="super 58%" style:font-name="Liberation Sans" fo:font-size="12pt" style:font-size-asian="12pt" style:font-name-complex="Liberation Sans1" style:font-size-complex="12pt"/>
    </style:style>
    <style:style style:name="T11" style:family="text">
      <style:text-properties style:use-window-font-color="true" loext:opacity="0%" style:font-name="Liberation Sans" style:font-name-asian="Times New Roman1" style:language-asian="ru" style:country-asian="RU" style:font-name-complex="Liberation Sans1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/>
    </style:style>
    <style:style style:name="T13" style:family="text">
      <style:text-properties fo:font-size="12pt" style:font-size-asian="12pt"/>
    </style:style>
    <style:style style:name="T14" style:family="text">
      <style:text-properties officeooo:rsid="00150a19"/>
    </style:style>
    <style:style style:name="T15" style:family="text">
      <style:text-properties fo:color="#c9211e" loext:opacity="100%" style:font-name="Liberation Sans" fo:font-size="12pt" style:text-underline-style="solid" style:text-underline-width="auto" style:text-underline-color="font-color" style:font-size-asian="12pt" style:font-name-complex="Liberation Sans1" style:font-size-complex="12pt"/>
    </style:style>
    <style:style style:name="T16" style:family="text">
      <style:text-properties fo:color="#c9211e" loext:opacity="100%" style:font-name="Liberation Sans" fo:font-size="12pt" style:text-underline-style="solid" style:text-underline-width="auto" style:text-underline-color="font-color" officeooo:rsid="00150a19" style:font-size-asian="12pt" style:font-name-complex="Liberation Sans1" style:font-size-complex="12pt"/>
    </style:style>
    <style:style style:name="T17" style:family="text">
      <style:text-properties fo:color="#c9211e" loext:opacity="100%" officeooo:rsid="00150a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Департамент образования ЯНАО</text:span></text:p>
      <text:p text:style-name="P7" loext:marker-style-name="T1"><text:span text:style-name="T1">Государственное бюджетное профессиональное образовательное учреждение Ямало-Ненецкого автономного округа</text:span></text:p>
      <text:p text:style-name="P7" loext:marker-style-name="T3"><text:span text:style-name="T3">«Ямальский многопрофильный колледж»</text:span></text:p>
      <text:p text:style-name="P13" loext:marker-style-name="T1"/>
      <text:p text:style-name="P7" loext:marker-style-name="T4"><text:span text:style-name="T4">Отделение технического профиля</text:span></text:p>
      <text:p text:style-name="P7" loext:marker-style-name="T10"><text:span text:style-name="T10">название</text:span></text:p>
      <text:p text:style-name="P7" loext:marker-style-name="T6"><text:span text:style-name="T6">ЗАДАНИЕ</text:span></text:p>
      <text:p text:style-name="P7" loext:marker-style-name="T6"><text:span text:style-name="T6"><text:s/>на выпускную квалификационную работу</text:span></text:p>
      <text:p text:style-name="P14" loext:marker-style-name="T6"/>
      <text:p text:style-name="P9" loext:marker-style-name="T1"><text:span text:style-name="T1">Студент: _________</text:span><text:span text:style-name="T16">ВАША ФАМИЛИЯ ОТЧЕСТВО</text:span><text:span text:style-name="T1">________________</text:span></text:p>
      <text:p text:style-name="P18" loext:marker-style-name="T1"><text:span text:style-name="T1">ФИО полностью</text:span></text:p>
      <text:p text:style-name="P16" loext:marker-style-name="T1"/>
      <text:p text:style-name="P17" loext:marker-style-name="T1"><text:span text:style-name="T1">Номер группы, код, наименование специальности: </text:span></text:p>
      <text:p text:style-name="P17" loext:marker-style-name="T1"><text:span text:style-name="T1">_</text:span><text:span text:style-name="T2">21</text:span><text:span text:style-name="T4">ИС</text:span><text:span text:style-name="T5">иП</text:span><text:span text:style-name="T4">, 09.02.0</text:span><text:span text:style-name="T5">7</text:span><text:span text:style-name="T4"> Информационные системы </text:span><text:span text:style-name="T5">и программирование</text:span><text:span text:style-name="T1">_____________ _____</text:span></text:p>
      <text:p text:style-name="P16" loext:marker-style-name="T1"/>
      <text:p text:style-name="P9" loext:marker-style-name="T1"><text:span text:style-name="T1">1. Наименование темы: </text:span></text:p>
      <text:p text:style-name="P8" loext:marker-style-name="T1"><text:span text:style-name="T1">__</text:span><text:span text:style-name="T16">ВАША ТЕМА ДИПЛОМНОЙ</text:span><text:span text:style-name="T1">__</text:span></text:p>
      <text:p text:style-name="P12" loext:marker-style-name="T1"/>
      <text:p text:style-name="P9" loext:marker-style-name="T1"><text:span text:style-name="T1">2. Целевая установка: </text:span></text:p>
      <text:p text:style-name="P9" loext:marker-style-name="T1"><text:span text:style-name="T1">__</text:span><text:span text:style-name="T4">создание информационной системы для</text:span><text:span text:style-name="T15"> </text:span><text:span text:style-name="T16">ВАША ПРЕДМЕТНАЯ ОБЛАСТЬ</text:span></text:p>
      <text:p text:style-name="P13" loext:marker-style-name="T1"/>
      <text:p text:style-name="P9" loext:marker-style-name="T1"><text:span text:style-name="T1">3. Основные вопросы, подлежащие разработке</text:span></text:p>
      <text:p text:style-name="P9" loext:marker-style-name="T1"><text:span text:style-name="T1"><text:tab/></text:span></text:p>
      <text:p text:style-name="P13" loext:marker-style-name="T1"><text:tab/><text:span text:style-name="T14">Добавить цели из </text:span><text:span text:style-name="T17">ВАШИХ КУРСОВЫХ РАБОТ</text:span></text:p>
      <text:list text:style-name="WWNum10">
        <text:list-item>
          <text:p text:style-name="P1" loext:marker-style-name="T7"><text:span text:style-name="T7">Если для создания продукта используется какой-либо язык программирования, то обосновать выбор языка.</text:span></text:p>
        </text:list-item>
        <text:list-item>
          <text:p text:style-name="P1" loext:marker-style-name="T7"><text:span text:style-name="T7">Описать интегрированную среду разработки (</text:span><text:span text:style-name="T8">IDE</text:span><text:span text:style-name="T7">) для данного языка программирования.</text:span></text:p>
        </text:list-item>
        <text:list-item>
          <text:p text:style-name="P1" loext:marker-style-name="T7"><text:span text:style-name="T7">Если для создания продукта используется какая-либо программа, то обосновать выбор платформы.</text:span></text:p>
        </text:list-item>
        <text:list-item>
          <text:p text:style-name="P1" loext:marker-style-name="T7"><text:span text:style-name="T7">Провести анализ выбранной программы.</text:span></text:p>
        </text:list-item>
        <text:list-item>
          <text:p text:style-name="P1" loext:marker-style-name="T7"><text:span text:style-name="T7">Рассмотреть интерфейс выбранной программы для создания продукта.</text:span></text:p>
        </text:list-item>
        <text:list-item>
          <text:p text:style-name="P1" loext:marker-style-name="T7"><text:span text:style-name="T7">Если для создания продукта используется какая-либо платформа (например, 1С: Предприятие 8.3 Версия для обучения программированию), то обосновать выбор платформы.</text:span></text:p>
        </text:list-item>
        <text:list-item>
          <text:p text:style-name="P1" loext:marker-style-name="T7"><text:span text:style-name="T7">Провести анализ выбранной платформы.</text:span></text:p>
        </text:list-item>
        <text:list-item>
          <text:p text:style-name="P1" loext:marker-style-name="T7"><text:span text:style-name="T7">Рассмотреть интерфейс выбранной платформы для создания продукта.</text:span></text:p>
        </text:list-item>
        <text:list-item>
          <text:p text:style-name="P1" loext:marker-style-name="T7"><text:span text:style-name="T7">Разработать структуры информационной системы (представить схемы будущих продуктов).</text:span></text:p>
        </text:list-item>
        <text:list-item>
          <text:p text:style-name="P1" loext:marker-style-name="T7"><text:span text:style-name="T7">Разработать базу данных (представить таблицы и схемы БД).</text:span></text:p>
        </text:list-item>
        <text:list-item>
          <text:p text:style-name="P1" loext:marker-style-name="T7"><text:span text:style-name="T7">Разработать пользовательский интерфейс.</text:span></text:p>
        </text:list-item>
        <text:list-item>
          <text:p text:style-name="P1" loext:marker-style-name="T7"><text:span text:style-name="T7">Развернуть аппаратную и программную части информационной системы.</text:span></text:p>
        </text:list-item>
        <text:list-item>
          <text:p text:style-name="P1" loext:marker-style-name="T7"><text:span text:style-name="T7">Описать все действия создания продукта в той программе, которая была выбрана и подробно рассмотрена в теоретической части.</text:span></text:p>
        </text:list-item>
        <text:list-item>
          <text:p text:style-name="P1" loext:marker-style-name="T7"><text:span text:style-name="T7">Протестировать информационную систему.</text:span></text:p>
        </text:list-item>
        <text:list-item>
          <text:p text:style-name="P1" loext:marker-style-name="T7"><text:span text:style-name="T7">Описать методы тестирования, каким образом были выявлены существенные ошибки, и как разработчик попытался их устранить.</text:span></text:p>
        </text:list-item>
      </text:list>
      <text:p text:style-name="P3" loext:marker-style-name="T7"><text:soft-page-break/></text:p>
      <text:p text:style-name="P9"><text:span text:style-name="T1">4. Перечень экспериментальных работ</text:span></text:p>
      <text:list text:style-name="WWNum11">
        <text:list-item>
          <text:p text:style-name="P2" loext:marker-style-name="T7"><text:span text:style-name="T7">Дать краткое описание предметной области.</text:span></text:p>
        </text:list-item>
        <text:list-item>
          <text:p text:style-name="P2" loext:marker-style-name="T7"><text:span text:style-name="T7">Описать цели, задачи, объект и предмет исследования. </text:span></text:p>
        </text:list-item>
        <text:list-item>
          <text:p text:style-name="P2" loext:marker-style-name="T7"><text:span text:style-name="T7">Обосновывать актуальность работы.</text:span></text:p>
        </text:list-item>
        <text:list-item>
          <text:p text:style-name="P2" loext:marker-style-name="T7"><text:span text:style-name="T7">Описать основные понятия предметной области</text:span></text:p>
        </text:list-item>
        <text:list-item>
          <text:p text:style-name="P2" loext:marker-style-name="T7"><text:span text:style-name="T7">Перечислить принципы, которым следует руководствоваться при создании программного продукта.</text:span></text:p>
        </text:list-item>
        <text:list-item>
          <text:p text:style-name="P2" loext:marker-style-name="T7"><text:span text:style-name="T7">Описать для какой аудитории, т.е. кому и зачем, создается данный продукт.</text:span></text:p>
        </text:list-item>
        <text:list-item>
          <text:p text:style-name="P2" loext:marker-style-name="T7"><text:span text:style-name="T7">Описать структуру конечного продукта.</text:span></text:p>
        </text:list-item>
        <text:list-item>
          <text:p text:style-name="P2" loext:marker-style-name="T7"><text:span text:style-name="T7">Перечислить аппаратное и программное обеспечение, необходимое для разработки.</text:span></text:p>
        </text:list-item>
        <text:list-item>
          <text:p text:style-name="P2" loext:marker-style-name="T7"><text:span text:style-name="T7">Определить основные этапы разработки.</text:span></text:p>
        </text:list-item>
      </text:list>
      <text:p text:style-name="P13" loext:marker-style-name="T1"/>
      <text:p text:style-name="P9" loext:marker-style-name="T1"><text:span text:style-name="T1">5. Исходные данные:</text:span></text:p>
      <text:p text:style-name="P9" loext:marker-style-name="T1"><text:span text:style-name="T1">учебная литература, периодические издания, Интернет-ресурсы, отчетная документация предприятия (с базы практики) </text:span></text:p>
      <text:p text:style-name="P9" loext:marker-style-name="T1"><text:span text:style-name="T1">6. Перечень литературы </text:span></text:p>
      <text:list text:style-name="WWNum9">
        <text:list-item>
          <text:p text:style-name="P4" loext:marker-style-name="T9"><text:span text:style-name="T9">Гниденко, И. Г. <text:s/>Технология разработки программного обеспечения : учебное пособие для среднего профессионального образования / И. Г. Гниденко, Ф. Ф. Павлов, Д. Ю. Федоров. — Москва : Издательство Юрайт, 2020. — 235 с. — (Профессиональное образование). — ISBN 978-5-534-05047-9. — Текст : электронный // ЭБС Юрайт [сайт]. — URL: </text:span><text:a xlink:type="simple" xlink:href="https://urait.ru/bcode/453640" text:style-name="Internet_20_link" text:visited-style-name="Visited_20_Internet_20_Link"><text:span text:style-name="Internet_20_link"><text:span text:style-name="T11">https://urait.ru/bcode/453640</text:span></text:span></text:a></text:p>
        </text:list-item>
        <text:list-item>
          <text:p text:style-name="P4" loext:marker-style-name="T9"><text:span text:style-name="T9">Зараменских, Е. П. <text:s/>Информационные системы: управление жизненным циклом : учебник и практикум для среднего профессионального образования / Е. П. Зараменских. — Москва: Издательство Юрайт, 2020. — 431 с. — (Профессиональное образование). — ISBN 978-5-534-11624-3. — Текст : электронный // ЭБС Юрайт [сайт]. — URL: https://urait.ru/bcode/457148.</text:span></text:p>
        </text:list-item>
        <text:list-item>
          <text:p text:style-name="P4" loext:marker-style-name="T9"><text:span text:style-name="T9">Казанский, А. А.  Программирование на Visual C# : учебное пособие для среднего профессионального образования / А. А. Казанский. — 2-е изд., перераб. и доп. — Москва : Издательство Юрайт, 2023. — 192 с. — (Профессиональное образование). — ISBN 978-5-534-14130-6. — Текст : электронный // Образовательная платформа Юрайт [сайт]. — URL: https://urait.ru/bcode/513400.</text:span></text:p>
        </text:list-item>
        <text:list-item>
          <text:p text:style-name="P4" loext:marker-style-name="T9"><text:span text:style-name="T9">Казарин, О. В.  Основы информационной безопасности: надежность и безопасность программного обеспечения : учебное пособие для среднего профессионального образования / О. В. Казарин, И. Б. Шубинский. — Москва : Издательство Юрайт, 2023. — 342 с. — (Профессиональное образование). — ISBN 978-5-534-10671-8. — Текст : электронный // Образовательная платформа Юрайт [сайт]. — URL: https://urait.ru/bcode/518005.</text:span></text:p>
        </text:list-item>
        <text:list-item>
          <text:p text:style-name="P4" loext:marker-style-name="T9"><text:span text:style-name="T9">Казарин, О. В.  Программно-аппаратные средства защиты информации. Защита программного обеспечения : учебник и практикум для среднего профессионального образования / О. В. Казарин, А. С. Забабурин. — Москва : Издательство Юрайт, 2023. — 312 с. — (Профессиональное образование). — ISBN 978-5-534-13221-2. — Текст : электронный // Образовательная платформа Юрайт [сайт]. — URL: https://urait.ru/bcode/519364.</text:span></text:p>
        </text:list-item>
        <text:list-item>
          <text:p text:style-name="P4" loext:marker-style-name="T9"><text:span text:style-name="T9">Кудрина, Е. В.  Основы алгоритмизации и программирования на языке C# : учебное пособие для среднего профессионального образования / Е. В. Кудрина, М. В. Огнева. — Москва : Издательство Юрайт, 2023. — 322 с. — (Профессиональное образование). — ISBN 978-5-534-10772-2. — </text:span><text:soft-page-break/><text:span text:style-name="T9">Текст : электронный // Образовательная платформа Юрайт [сайт]. — URL: https://urait.ru/bcode/517324.</text:span></text:p>
        </text:list-item>
        <text:list-item>
          <text:p text:style-name="P4" loext:marker-style-name="T9"><text:span text:style-name="T9">Нестеров, С. А.  Базы данных : учебник и практикум для среднего профессионального образования / С. А. Нестеров. — 2-е изд. — Москва : Издательство Юрайт, 2023. — 258 с. — (Профессиональное образование). — ISBN 978-5-534-18087-9. — Текст : электронный // Образовательная платформа Юрайт [сайт]. — URL: https://urait.ru/bcode/534255.</text:span></text:p>
        </text:list-item>
        <text:list-item>
          <text:p text:style-name="P4" loext:marker-style-name="T9"><text:span text:style-name="T9">Подбельский, В. В.  Программирование. Базовый курс С# : учебник для среднего профессионального образования / В. В. Подбельский. — Москва : Издательство Юрайт, 2023. — 369 с. — (Профессиональное образование). — ISBN 978-5-534-11467-6. — Текст : электронный // Образовательная платформа Юрайт [сайт]. — URL: https://urait.ru/bcode/517893.</text:span></text:p>
        </text:list-item>
        <text:list-item>
          <text:p text:style-name="P4" loext:marker-style-name="T9"><text:span text:style-name="T9">Проектирование информационных систем : учебник и практикум для среднего профессионального образования / Д. В. Чистов, П. П. Мельников, А. В. Золотарюк, Н. Б. Ничепорук ; под общей редакцией Д. В. Чистова. — Москва : Издательство Юрайт, 2020. — 258 с. — (Профессиональное образование). — ISBN 978-5-534-03173-7. — Текст : электронный // ЭБС Юрайт [сайт]. — URL: https://urait.ru/bcode/452680.</text:span></text:p>
        </text:list-item>
        <text:list-item>
          <text:p text:style-name="P4" loext:marker-style-name="T9"><text:span text:style-name="T9">Советов, Б. Я.  Базы данных : учебник для среднего профессионального образования / Б. Я. Советов, В. В. Цехановский, В. Д. Чертовской. — 4-е изд., перераб. и доп. — Москва : Издательство Юрайт, 2024. — 403 с. — (Профессиональное образование). — ISBN 978-5-534-18784-7. — Текст : электронный // Образовательная платформа Юрайт [сайт]. — URL: https://urait.ru/bcode/545704.</text:span></text:p>
        </text:list-item>
        <text:list-item>
          <text:p text:style-name="P4" loext:marker-style-name="T9"><text:span text:style-name="T9">Соколова, В. В. <text:s/>Разработка мобильных приложений : учебное пособие для среднего профессионального образования / В. В. Соколова. — Москва : Издательство Юрайт, 2020. — 175 с. — (Профессиональное образование). — ISBN 978-5-534-10680-0. — Текст : электронный // ЭБС Юрайт [сайт]. — URL: https://urait.ru/bcode/456795</text:span></text:p>
        </text:list-item>
        <text:list-item>
          <text:p text:style-name="P4" loext:marker-style-name="T9"><text:span text:style-name="T9">Стасышин, В. М. <text:s/>Базы данных: технологии доступа : учебное пособие для среднего профессионального образования / В. М. Стасышин, Т. Л. Стасышина. — 2-е изд., испр. и доп. — Москва : Издательство Юрайт, 2020. — 164 с. — (Профессиональное образование). — ISBN 978-5-534-09888-4. — Текст : электронный // ЭБС Юрайт [сайт]. — URL: https://urait.ru/bcode/455863</text:span></text:p>
        </text:list-item>
        <text:list-item>
          <text:p text:style-name="P4" loext:marker-style-name="T9"><text:span text:style-name="T9">Стружкин, Н. П. <text:s/>Базы данных: проектирование. Практикум : учебное пособие для среднего профессионального образования / Н. П. Стружкин, В. В. Годин. — Москва : Издательство Юрайт, 2020. — 291 с. — (Профессиональное образование). — ISBN 978-5-534-08140-4. — Текст : электронный // ЭБС Юрайт [сайт]. — URL: </text:span><text:a xlink:type="simple" xlink:href="https://urait.ru/bcode/455865" text:style-name="Internet_20_link" text:visited-style-name="Visited_20_Internet_20_Link"><text:span text:style-name="Internet_20_link"><text:span text:style-name="T11">https://urait.ru/bcode/455865</text:span></text:span></text:a></text:p>
        </text:list-item>
        <text:list-item>
          <text:p text:style-name="P4" loext:marker-style-name="T9"><text:span text:style-name="T9">Сысолетин, Е. Г. <text:s/>Разработка интернет-приложений : учебное пособие для среднего профессионального образования / Е. Г. Сысолетин, С. Д. Ростунцев. — Москва : Издательство Юрайт, 2020. — 90 с. — (Профессиональное образование). — ISBN 978-5-534-10015-0. — Текст : электронный // ЭБС Юрайт [сайт]. — URL: </text:span><text:a xlink:type="simple" xlink:href="https://urait.ru/bcode/456393" text:style-name="Internet_20_link" text:visited-style-name="Visited_20_Internet_20_Link"><text:span text:style-name="Internet_20_link"><text:span text:style-name="T11">https://urait.ru/bcode/456393</text:span></text:span></text:a></text:p>
        </text:list-item>
        <text:list-item>
          <text:p text:style-name="P4" loext:marker-style-name="T11"><text:span text:style-name="T9">Тузовский, А. Ф. <text:s/>Проектирование и разработка web-приложений : учебное пособие для среднего профессионального образования / А. Ф. Тузовский. — Москва : Издательство Юрайт, 2020. — 218 с. — (Профессиональное образование). — ISBN 978-5-534-10017-4. — Текст : электронный // ЭБС Юрайт [сайт]. — URL: </text:span><text:a xlink:type="simple" xlink:href="https://urait.ru/bcode/456394" text:style-name="Internet_20_link" text:visited-style-name="Visited_20_Internet_20_Link"><text:span text:style-name="Internet_20_link"><text:span text:style-name="T11">https://urait.ru/bcode/456394</text:span></text:span></text:a></text:p>
        </text:list-item>
        <text:list-item>
          <text:p text:style-name="P4" loext:marker-style-name="T9"><text:span text:style-name="T9">Федоров, Д. Ю.  Программирование на языке высокого уровня Python : учебное пособие для вузов / Д. Ю. Федоров. — 5-е изд., перераб. и доп. — Москва : Издательство Юрайт, 2023. — 227 с. — (Высшее образование). — </text:span><text:soft-page-break/><text:span text:style-name="T9">ISBN 978-5-534-17323-9. — Текст : электронный // Образовательная платформа Юрайт [сайт]. — URL: https://urait.ru/bcode/532868.</text:span></text:p>
        </text:list-item>
        <text:list-item>
          <text:p text:style-name="P4" loext:marker-style-name="T9"><text:span text:style-name="T9">Чернышев, С. А.  Принципы, паттерны и методологии разработки программного обеспечения : учебное пособие для среднего профессионального образования / С. А. Чернышев. — Москва : Издательство Юрайт, 2024. — 176 с. — (Профессиональное образование). — ISBN 978-5-534-18705-2. — Текст : электронный // Образовательная платформа Юрайт [сайт]. — URL: https://urait.ru/bcode/545401.</text:span></text:p>
        </text:list-item>
        <text:list-item>
          <text:p text:style-name="P4" loext:marker-style-name="T9"><text:span text:style-name="T9">Черткова, Е. А.  Программная инженерия. Визуальное моделирование программных систем : учебник для среднего профессионального образования / Е. А. Черткова. — 3-е изд., испр. и доп. — Москва : Издательство Юрайт, 2023. — 146 с. — (Профессиональное образование). — ISBN 978-5-534-18094-7. — Текст : электронный // Образовательная платформа Юрайт [сайт]. — URL: https://urait.ru/bcode/534263.</text:span></text:p>
        </text:list-item>
      </text:list>
      <text:p text:style-name="P9" loext:marker-style-name="T1"><text:span text:style-name="T1">7. К защите представить (указать объем дипломной работы и перечень документов, схем и т.п., представляемых к защите)</text:span></text:p>
      <text:list text:style-name="WWNum8">
        <text:list-item>
          <text:list>
            <text:list-item>
              <text:p text:style-name="P5" loext:marker-style-name="T7"><text:span text:style-name="T7">Введение</text:span></text:p>
            </text:list-item>
            <text:list-item>
              <text:p text:style-name="P5" loext:marker-style-name="T7"><text:span text:style-name="T7">Теоретическая часть</text:span></text:p>
            </text:list-item>
            <text:list-item>
              <text:p text:style-name="P5" loext:marker-style-name="T7"><text:span text:style-name="T7">Практическая часть</text:span></text:p>
            </text:list-item>
            <text:list-item>
              <text:p text:style-name="P5" loext:marker-style-name="T7"><text:span text:style-name="T7">Выводы и предложения </text:span></text:p>
            </text:list-item>
            <text:list-item>
              <text:p text:style-name="P5" loext:marker-style-name="T9"><text:span text:style-name="T9">Основная литература (автор, название, год издания)</text:span></text:p>
            </text:list-item>
          </text:list>
        </text:list-item>
      </text:list>
      <text:p text:style-name="P9" loext:marker-style-name="T1"><text:span text:style-name="T1">8. <text:s/>Срок представления дипломной работы руководителю «31» мая 2024г.</text:span></text:p>
      <text:p text:style-name="P9" loext:marker-style-name="T1"><text:span text:style-name="T1">9. <text:s/>Срок готовности дипломной работы к защите «06» июня 2024г.</text:span></text:p>
      <text:p text:style-name="P9" loext:marker-style-name="T1"><text:span text:style-name="T1">Руководитель:</text:span></text:p>
      <text:p text:style-name="P9" loext:marker-style-name="T1"><text:span text:style-name="T1">Преподаватель</text:span></text:p>
      <text:p text:style-name="P15" loext:marker-style-name="T1"><text:span text:style-name="T12">преподаватель высшей квалификационной категории </text:span><text:span text:style-name="T13"><text:s/>_</text:span><text:span text:style-name="T12">_</text:span><text:span text:style-name="T1">_________/ </text:span><text:span text:style-name="T4">Ю.И. Рыбин</text:span></text:p>
      <text:p text:style-name="P10" loext:marker-style-name="T10"><text:span text:style-name="T10">квалификационная категория</text:span><text:span text:style-name="T1"> </text:span><text:span text:style-name="T10">ученая степень, звание </text:span><text:span text:style-name="T1"><text:tab/><text:tab/></text:span><text:span text:style-name="T10">подпись <text:tab/><text:tab/><text:tab/>ФИО</text:span></text:p>
      <text:p text:style-name="P9" loext:marker-style-name="T1"><text:span text:style-name="T3">«_____»_____________________20__________</text:span><text:span text:style-name="T1">г.</text:span></text:p>
      <text:p text:style-name="P13" loext:marker-style-name="T1"/>
      <text:p text:style-name="P9" loext:marker-style-name="T1"><text:span text:style-name="T1">Задание получил _____________/_______________________________________/<text:tab/></text:span></text:p>
      <text:p text:style-name="P11" loext:marker-style-name="T10"><text:span text:style-name="T10">подпись<text:tab/><text:tab/><text:tab/>фамилия,<text:tab/>инициалы<text:tab/>студента</text:span></text:p>
      <text:p text:style-name="P9" loext:marker-style-name="T1"><text:span text:style-name="T1">«___»_____________________20__________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сновной_20_текст_20__28_7_29_" style:display-name="Основной текст (7)" style:family="paragraph" style:parent-style-name="Standard">
      <loext:graphic-properties draw:fill="solid" draw:fill-color="#ffffff"/>
      <style:paragraph-properties fo:margin-top="0.106cm" fo:margin-bottom="0.318cm" style:contextual-spacing="false" style:line-height-at-least="0cm" fo:orphans="0" fo:widows="0" fo:background-color="#ffffff"/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7pt"/>
    </style:style>
    <style:style style:name="Основной_20_текст_20__28_4_29_" style:display-name="Основной текст (4)" style:family="paragraph" style:parent-style-name="Standard">
      <loext:graphic-properties draw:fill="solid" draw:fill-color="#ffffff"/>
      <style:paragraph-properties fo:margin-top="0cm" fo:margin-bottom="0cm" style:contextual-spacing="false" fo:line-height="0.415cm" fo:orphans="0" fo:widows="0" fo:text-indent="-0.741cm" style:auto-text-indent="false" fo:background-color="#ffffff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Times New Roman" fo:font-family="'Times New Roman'" style:font-family-generic="roman" style:font-pitch="variable" fo:font-size="12pt" style:letter-kerning="false" style:font-size-asian="12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5.018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4:13:54.168490682</meta:creation-date>
    <dc:date>2024-11-01T14:18:20.422203934</dc:date>
    <meta:editing-duration>PT4M26S</meta:editing-duration>
    <meta:editing-cycles>1</meta:editing-cycles>
    <meta:document-statistic meta:table-count="0" meta:image-count="0" meta:object-count="0" meta:page-count="4" meta:paragraph-count="80" meta:word-count="1173" meta:character-count="9735" meta:non-whitespace-character-count="8536"/>
    <meta:generator>LibreOffice/7.6.7.2$Linux_X86_64 LibreOffice_project/60$Build-2</meta:generator>
  </office:meta>
</office:document-meta>
</file>